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officeooo:rsid="001e760a" officeooo:paragraph-rsid="001e760a"/>
    </style:style>
    <style:style style:name="P2" style:family="paragraph" style:parent-style-name="Standard">
      <style:paragraph-properties fo:text-align="center" style:justify-single-word="false"/>
      <style:text-properties style:font-name="Times New Roman" fo:font-weight="bold" officeooo:rsid="001e760a" officeooo:paragraph-rsid="001e760a" style:font-weight-asian="bold" style:font-weight-complex="bold"/>
    </style:style>
    <style:style style:name="P3" style:family="paragraph" style:parent-style-name="Title">
      <style:text-properties style:font-name="Times New Roman" fo:font-size="20pt" officeooo:rsid="001e760a" officeooo:paragraph-rsid="001e760a" style:font-size-asian="20pt" style:font-size-complex="20pt"/>
    </style:style>
    <style:style style:name="P4" style:family="paragraph" style:parent-style-name="Text_20_body">
      <style:paragraph-properties fo:text-align="center" style:justify-single-word="false"/>
      <style:text-properties style:font-name="Times New Roman" fo:font-size="12pt" fo:font-weight="bold" officeooo:rsid="001e760a" officeooo:paragraph-rsid="001e760a" style:font-size-asian="10.5pt" style:font-weight-asian="bold" style:font-size-complex="12pt" style:font-weight-complex="bold"/>
    </style:style>
    <style:style style:name="P5" style:family="paragraph" style:parent-style-name="Text_20_body">
      <style:paragraph-properties fo:text-align="end" style:justify-single-word="false"/>
      <style:text-properties style:font-name="Times New Roman" fo:font-size="12pt" fo:font-weight="normal" officeooo:rsid="001e760a" officeooo:paragraph-rsid="001e760a" style:font-size-asian="10.5pt" style:font-weight-asian="normal" style:font-size-complex="12pt" style:font-weight-complex="normal"/>
    </style:style>
    <style:style style:name="P6" style:family="paragraph" style:parent-style-name="Text_20_body">
      <style:paragraph-properties fo:text-align="end" style:justify-single-word="false"/>
      <style:text-properties style:font-name="Times New Roman" fo:font-size="12pt" fo:font-weight="normal" officeooo:rsid="001eedd9" officeooo:paragraph-rsid="001e760a" style:font-size-asian="10.5pt" style:font-weight-asian="normal" style:font-size-complex="12pt" style:font-weight-complex="normal"/>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508cm" style:type="right" style:leader-style="dotted" style:leader-text="."/>
        </style:tab-stops>
      </style:paragraph-properties>
    </style:style>
    <style:style style:name="P9" style:family="paragraph" style:parent-style-name="Contents_20_2">
      <style:paragraph-properties>
        <style:tab-stops>
          <style:tab-stop style:position="16.009cm" style:type="right" style:leader-style="dotted" style:leader-text="."/>
        </style:tab-stops>
      </style:paragraph-properties>
    </style:style>
    <style:style style:name="P10" style:family="paragraph" style:parent-style-name="Text_20_body">
      <style:paragraph-properties fo:text-align="start" style:justify-single-word="false"/>
      <style:text-properties style:font-name="Times New Roman" fo:font-size="12pt" fo:font-weight="normal" officeooo:rsid="001eedd9" officeooo:paragraph-rsid="001eedd9" style:font-size-asian="10.5pt" style:font-weight-asian="normal" style:font-size-complex="12pt" style:font-weight-complex="normal"/>
    </style:style>
    <style:style style:name="P11" style:family="paragraph" style:parent-style-name="Heading_20_1">
      <style:paragraph-properties fo:line-height="150%" fo:break-before="page"/>
      <style:text-properties style:font-name="Times New Roman" fo:font-size="12pt" officeooo:rsid="001eedd9" officeooo:paragraph-rsid="001eedd9" style:font-size-asian="10.5pt" style:font-size-complex="12pt"/>
    </style:style>
    <style:style style:name="P12" style:family="paragraph" style:parent-style-name="Text_20_body">
      <style:paragraph-properties fo:line-height="150%"/>
      <style:text-properties officeooo:paragraph-rsid="001eedd9"/>
    </style:style>
    <style:style style:name="P13" style:family="paragraph" style:parent-style-name="Heading_20_1">
      <style:paragraph-properties fo:line-height="150%" fo:break-before="page"/>
      <style:text-properties style:font-name="Times New Roman" fo:font-size="12pt" style:font-size-asian="12pt" style:font-size-complex="12pt"/>
    </style:style>
    <style:style style:name="P14" style:family="paragraph" style:parent-style-name="Text_20_body">
      <style:paragraph-properties fo:line-height="150%"/>
      <style:text-properties fo:font-style="italic" officeooo:rsid="00342a63" officeooo:paragraph-rsid="00342a63" style:font-style-asian="italic" style:font-style-complex="italic"/>
    </style:style>
    <style:style style:name="P15" style:family="paragraph" style:parent-style-name="Heading_20_1">
      <style:paragraph-properties fo:line-height="150%" fo:text-align="justify" style:justify-single-word="false" fo:break-before="page"/>
      <style:text-properties style:font-name="Times New Roman" fo:font-size="12pt" officeooo:rsid="00207199" officeooo:paragraph-rsid="00207199" style:font-size-asian="10.5pt" style:font-size-complex="12pt"/>
    </style:style>
    <style:style style:name="P16" style:family="paragraph" style:parent-style-name="Heading_20_2">
      <style:paragraph-properties fo:line-height="150%" fo:text-align="justify" style:justify-single-word="false"/>
      <style:text-properties fo:font-size="12pt" officeooo:rsid="002147c0" officeooo:paragraph-rsid="002147c0" style:font-size-asian="10.5pt" style:font-size-complex="12pt"/>
    </style:style>
    <style:style style:name="P17" style:family="paragraph" style:parent-style-name="Text_20_body">
      <style:paragraph-properties fo:line-height="150%" fo:text-align="justify" style:justify-single-word="false"/>
      <style:text-properties officeooo:rsid="002147c0" officeooo:paragraph-rsid="002147c0"/>
    </style:style>
    <style:style style:name="P18" style:family="paragraph" style:parent-style-name="Text_20_body">
      <style:paragraph-properties fo:line-height="150%" fo:text-align="justify" style:justify-single-word="false"/>
      <style:text-properties officeooo:rsid="0030616e" officeooo:paragraph-rsid="0030616e"/>
    </style:style>
    <style:style style:name="P19" style:family="paragraph" style:parent-style-name="Heading_20_2">
      <style:paragraph-properties fo:line-height="150%" fo:text-align="justify" style:justify-single-word="false"/>
      <style:text-properties officeooo:rsid="0022674f" officeooo:paragraph-rsid="0022674f"/>
    </style:style>
    <style:style style:name="P20" style:family="paragraph" style:parent-style-name="Text_20_body">
      <style:paragraph-properties fo:line-height="150%" fo:text-align="justify" style:justify-single-word="false"/>
      <style:text-properties officeooo:rsid="002dbbf0" officeooo:paragraph-rsid="002dbbf0"/>
    </style:style>
    <style:style style:name="P21" style:family="paragraph" style:parent-style-name="Text_20_body">
      <style:paragraph-properties fo:line-height="150%" fo:text-align="justify" style:justify-single-word="false"/>
      <style:text-properties officeooo:rsid="0037273c" officeooo:paragraph-rsid="0037273c"/>
    </style:style>
    <style:style style:name="P22" style:family="paragraph" style:parent-style-name="Text_20_body">
      <style:paragraph-properties fo:line-height="150%" fo:text-align="justify" style:justify-single-word="false"/>
      <style:text-properties officeooo:rsid="00342a63" officeooo:paragraph-rsid="00342a63"/>
    </style:style>
    <style:style style:name="P23" style:family="paragraph" style:parent-style-name="Text_20_body">
      <style:paragraph-properties fo:line-height="150%" fo:text-align="justify" style:justify-single-word="false"/>
      <style:text-properties officeooo:paragraph-rsid="0037273c"/>
    </style:style>
    <style:style style:name="P24" style:family="paragraph" style:parent-style-name="Text_20_body">
      <style:paragraph-properties fo:line-height="150%" fo:text-align="justify" style:justify-single-word="false"/>
      <style:text-properties fo:font-weight="bold" officeooo:rsid="0037273c" officeooo:paragraph-rsid="0037273c" style:font-weight-asian="bold" style:font-weight-complex="bold"/>
    </style:style>
    <style:style style:name="P25" style:family="paragraph" style:parent-style-name="Text_20_body">
      <style:paragraph-properties fo:line-height="150%" fo:text-align="justify" style:justify-single-word="false"/>
      <style:text-properties fo:font-weight="normal" officeooo:rsid="0037273c" officeooo:paragraph-rsid="0037273c" style:font-weight-asian="normal" style:font-weight-complex="normal"/>
    </style:style>
    <style:style style:name="P26" style:family="paragraph" style:parent-style-name="Heading_20_1">
      <style:paragraph-properties fo:line-height="150%" fo:text-align="justify" style:justify-single-word="false" fo:break-before="page"/>
      <style:text-properties style:font-name="Times New Roman"/>
    </style:style>
    <style:style style:name="P27" style:family="paragraph" style:parent-style-name="Contents_20_2">
      <style:paragraph-properties fo:line-height="150%" fo:text-align="justify" style:justify-single-word="false"/>
    </style:style>
    <style:style style:name="P28" style:family="paragraph" style:parent-style-name="Heading_20_2">
      <style:paragraph-properties fo:line-height="150%" fo:text-align="justify" style:justify-single-word="false"/>
      <style:text-properties style:font-name="Times New Roman" fo:font-size="12pt" style:font-size-asian="12pt" style:font-size-complex="12pt"/>
    </style:style>
    <style:style style:name="P29" style:family="paragraph" style:parent-style-name="Text_20_body">
      <style:paragraph-properties fo:line-height="150%" fo:text-align="justify" style:justify-single-word="false"/>
      <style:text-properties officeooo:paragraph-rsid="001ffaec"/>
    </style:style>
    <style:style style:name="P30" style:family="paragraph" style:parent-style-name="Text_20_body">
      <style:paragraph-properties fo:line-height="150%" fo:text-align="justify" style:justify-single-word="false"/>
      <style:text-properties fo:font-variant="normal" fo:text-transform="none" fo:color="#000000" loext:opacity="100%" style:text-line-through-style="none" style:text-line-through-type="none" style:font-name="Times New Roman" fo:font-style="normal" style:text-underline-style="none" fo:font-weight="normal" officeooo:paragraph-rsid="001ffaec" style:text-blinking="false" fo:background-color="transparent"/>
    </style:style>
    <style:style style:name="P31" style:family="paragraph" style:parent-style-name="Text_20_body">
      <style:paragraph-properties fo:line-height="150%" fo:text-align="justify" style:justify-single-word="false"/>
      <style:text-properties style:font-name="Times New Roman"/>
    </style:style>
    <style:style style:name="P32" style:family="paragraph" style:parent-style-name="Heading_20_2">
      <style:paragraph-properties fo:line-height="150%" fo:text-align="justify" style:justify-single-word="false"/>
      <style:text-properties officeooo:rsid="002870c7" officeooo:paragraph-rsid="002870c7"/>
    </style:style>
    <style:style style:name="P33" style:family="paragraph" style:parent-style-name="Text_20_body">
      <style:paragraph-properties fo:line-height="150%" fo:text-align="justify" style:justify-single-word="false"/>
      <style:text-properties officeooo:rsid="002870c7" officeooo:paragraph-rsid="002870c7"/>
    </style:style>
    <style:style style:name="P34" style:family="paragraph" style:parent-style-name="Heading_20_1">
      <style:paragraph-properties fo:line-height="150%" fo:text-align="justify" style:justify-single-word="false"/>
      <style:text-properties officeooo:rsid="0038a0b7" officeooo:paragraph-rsid="0038a0b7"/>
    </style:style>
    <style:style style:name="P35" style:family="paragraph" style:parent-style-name="Text_20_body">
      <style:paragraph-properties fo:line-height="150%" fo:text-align="justify" style:justify-single-word="false"/>
      <style:text-properties officeooo:rsid="0039dac8" officeooo:paragraph-rsid="0039dac8"/>
    </style:style>
    <style:style style:name="P36" style:family="paragraph" style:parent-style-name="Text_20_body">
      <style:paragraph-properties fo:text-align="justify" style:justify-single-word="false"/>
      <style:text-properties officeooo:rsid="003b36a7" officeooo:paragraph-rsid="003b36a7"/>
    </style:style>
    <style:style style:name="P37" style:family="paragraph" style:parent-style-name="Heading_20_1">
      <style:paragraph-properties fo:line-height="150%" fo:break-before="page"/>
      <style:text-properties style:font-name="Times New Roman" fo:font-size="12pt" officeooo:rsid="001ffaec" officeooo:paragraph-rsid="001ffaec" style:font-size-asian="10.5pt" style:font-size-complex="12pt"/>
    </style:style>
    <style:style style:name="P38" style:family="paragraph" style:parent-style-name="Text_20_body">
      <style:paragraph-properties fo:line-height="150%"/>
      <style:text-properties fo:font-variant="normal" fo:text-transform="none" fo:color="#000000" loext:opacity="100%" style:text-line-through-style="none" style:text-line-through-type="none" style:font-name="Times New Roman" fo:font-size="12pt" fo:font-style="normal" style:text-underline-style="none" fo:font-weight="normal" officeooo:rsid="001ffaec" officeooo:paragraph-rsid="001ffaec" style:text-blinking="false" fo:background-color="transparent" style:font-size-asian="12pt" style:font-size-complex="12pt"/>
    </style:style>
    <style:style style:name="P39" style:family="paragraph" style:parent-style-name="Text_20_body">
      <style:paragraph-properties fo:line-height="150%"/>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1ffaec" style:text-blinking="false" fo:background-color="transparent" style:font-size-asian="12pt" style:font-size-complex="12pt"/>
    </style:style>
    <style:style style:name="P40" style:family="paragraph" style:parent-style-name="Text_20_body">
      <style:paragraph-properties fo:line-height="150%"/>
      <style:text-properties officeooo:rsid="0029ae45" officeooo:paragraph-rsid="0029ae45"/>
    </style:style>
    <style:style style:name="P41" style:family="paragraph" style:parent-style-name="Text_20_body">
      <style:paragraph-properties fo:line-height="150%"/>
      <style:text-properties officeooo:paragraph-rsid="003ace6d"/>
    </style:style>
    <style:style style:name="T1" style:family="text">
      <style:text-properties officeooo:rsid="001eedd9"/>
    </style:style>
    <style:style style:name="T2" style:family="text">
      <style:text-properties style:font-name="Times New Roman" fo:font-size="12pt" officeooo:rsid="001eedd9" style:font-size-asian="10.5pt" style:font-size-complex="12pt"/>
    </style:style>
    <style:style style:name="T3" style:family="text">
      <style:text-properties style:font-name="Times New Roman" fo:font-size="12pt" officeooo:rsid="001eedd9" style:font-size-asian="12pt" style:font-size-complex="12pt"/>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style="normal" style:font-size-asian="12pt" style:font-style-asian="normal" style:font-size-complex="12pt" style:font-style-complex="normal"/>
    </style:style>
    <style:style style:name="T6" style:family="text">
      <style:text-properties style:font-name="Times New Roman" fo:font-size="12pt" fo:font-style="normal" officeooo:rsid="00354c76" style:font-size-asian="12pt" style:font-style-asian="normal" style:font-size-complex="12pt" style:font-style-complex="normal"/>
    </style:style>
    <style:style style:name="T7" style:family="text">
      <style:text-properties officeooo:rsid="0022674f"/>
    </style:style>
    <style:style style:name="T8" style:family="text">
      <style:text-properties fo:font-size="12pt" style:font-size-asian="10.5pt" style:font-size-complex="12pt"/>
    </style:style>
    <style:style style:name="T9" style:family="text">
      <style:text-properties fo:font-size="12pt" fo:font-style="italic" style:font-size-asian="10.5pt" style:font-style-asian="italic" style:font-size-complex="12pt" style:font-style-complex="italic"/>
    </style:style>
    <style:style style:name="T10" style:family="text">
      <style:text-properties fo:font-size="12pt" officeooo:rsid="0022674f" style:font-size-asian="10.5pt" style:font-size-complex="12pt"/>
    </style:style>
    <style:style style:name="T11" style:family="text">
      <style:text-properties fo:font-size="12pt" officeooo:rsid="00339e82" style:font-size-asian="10.5pt" style:font-size-complex="12pt"/>
    </style:style>
    <style:style style:name="T12" style:family="text">
      <style:text-properties officeooo:rsid="0024236f"/>
    </style:style>
    <style:style style:name="T13" style:family="text">
      <style:text-properties officeooo:rsid="002e7638"/>
    </style:style>
    <style:style style:name="T14" style:family="text">
      <style:text-properties officeooo:rsid="0030616e"/>
    </style:style>
    <style:style style:name="T15" style:family="text">
      <style:text-properties officeooo:rsid="003251cd"/>
    </style:style>
    <style:style style:name="T16" style:family="text">
      <style:text-properties officeooo:rsid="00339e82"/>
    </style:style>
    <style:style style:name="T17" style:family="text">
      <style:text-properties fo:font-style="italic" style:font-style-asian="italic" style:font-style-complex="italic"/>
    </style:style>
    <style:style style:name="T18" style:family="text">
      <style:text-properties officeooo:rsid="00354c76"/>
    </style:style>
    <style:style style:name="T19" style:family="text">
      <style:text-properties officeooo:rsid="0037b73c"/>
    </style:style>
    <style:style style:name="T20" style:family="text">
      <style:text-properties fo:font-size="12pt" officeooo:rsid="00207199" style:font-size-asian="12pt" style:font-size-complex="12pt"/>
    </style:style>
    <style:style style:name="T21" style:family="text">
      <style:text-properties fo:font-size="12pt" officeooo:rsid="001eedd9" style:font-size-asian="12pt" style:font-size-complex="12pt"/>
    </style:style>
    <style:style style:name="T22" style:family="text">
      <style:text-properties fo:font-size="12pt" style:font-size-asian="12pt" style:font-size-complex="12pt"/>
    </style:style>
    <style:style style:name="T23" style:family="text">
      <style:text-properties officeooo:rsid="00207199"/>
    </style:style>
    <style:style style:name="T24" style:family="text">
      <style:text-properties fo:font-variant="normal" fo:text-transform="none" fo:color="#000000" loext:opacity="100%" style:text-line-through-style="none" style:text-line-through-type="none" style:font-name="Times New Roman"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Times New Roman" fo:font-style="italic" style:text-underline-style="none" fo:font-weight="normal" style:text-blinking="false" fo:background-color="transparent" loext:char-shading-value="0"/>
    </style:style>
    <style:style style:name="T26" style:family="text">
      <style:text-properties style:font-name="Times New Roman"/>
    </style:style>
    <style:style style:name="T27" style:family="text">
      <style:text-properties officeooo:rsid="0029ef14"/>
    </style:style>
    <style:style style:name="T28" style:family="text">
      <style:text-properties officeooo:rsid="003ace6d"/>
    </style:style>
    <style:style style:name="T29" style:family="text">
      <style:text-properties officeooo:rsid="003b36a7"/>
    </style:style>
    <style:style style:name="T30" style:family="text">
      <style:text-properties officeooo:rsid="001ffaec"/>
    </style:style>
    <style:style style:name="T31" style:family="text">
      <style:text-properties style:font-name="Times New Roman" fo:font-size="12pt" officeooo:rsid="001ffaec" style:font-size-asian="10.5pt" style:font-size-complex="12pt"/>
    </style:style>
    <style:style style:name="T32" style:family="text">
      <style:text-properties style:font-name="Times New Roman" fo:font-size="12pt" style:font-size-asian="10.5pt" style:font-size-complex="12pt"/>
    </style:style>
    <style:style style:name="T33" style:family="text">
      <style:text-properties style:font-name="Times New Roman" fo:font-size="12pt" officeooo:rsid="003ace6d" style:font-size-asian="10.5pt" style:font-size-complex="12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tu Ülikool</text:p>
      <text:p text:style-name="P1">Arvutiteaduse instituut</text:p>
      <text:p text:style-name="P1">Informaatika õppekav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Joonas Tiitson</text:p>
      <text:p text:style-name="P3">PCB komponentide tuvastamine</text:p>
      <text:p text:style-name="P4">Bakalaureusetöö</text:p>
      <text:p text:style-name="P4"/>
      <text:p text:style-name="P4"/>
      <text:p text:style-name="P5">Juhendaja: <text:span text:style-name="T1">Kr</text:span>isto Raun, <text:span text:style-name="T1">Msc</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Sisukord</text:p>
          </text:index-title>
          <text:p text:style-name="P8"><text:a xlink:type="simple" xlink:href="#__RefHeading___Toc7_4257153102" text:style-name="Index_20_Link" text:visited-style-name="Index_20_Link">1. Sissejuhatus<text:tab/>3</text:a></text:p>
          <text:p text:style-name="P8"><text:a xlink:type="simple" xlink:href="#__RefHeading___Toc9_4257153102" text:style-name="Index_20_Link" text:visited-style-name="Index_20_Link">2. Mõisted, terminid ja lühendid<text:tab/>4</text:a></text:p>
          <text:p text:style-name="P8"><text:a xlink:type="simple" xlink:href="#__RefHeading___Toc450_1767616608" text:style-name="Index_20_Link" text:visited-style-name="Index_20_Link">3. Metoodika<text:tab/>5</text:a></text:p>
          <text:p text:style-name="P9"><text:a xlink:type="simple" xlink:href="#__RefHeading___Toc452_1767616608" text:style-name="Index_20_Link" text:visited-style-name="Index_20_Link">3.1 Probleemi püstatus<text:tab/>5</text:a></text:p>
          <text:p text:style-name="P9"><text:a xlink:type="simple" xlink:href="#__RefHeading___Toc454_1767616608" text:style-name="Index_20_Link" text:visited-style-name="Index_20_Link">3.2 Andmekogumi loomine<text:tab/>5</text:a></text:p>
          <text:p text:style-name="P8"><text:a xlink:type="simple" xlink:href="#__RefHeading___Toc57_4257153102" text:style-name="Index_20_Link" text:visited-style-name="Index_20_Link">4. Kirjanduse ülevaade<text:tab/>7</text:a></text:p>
          <text:p text:style-name="P9"><text:a xlink:type="simple" xlink:href="#__RefHeading___Toc59_4257153102" text:style-name="Index_20_Link" text:visited-style-name="Index_20_Link">4.1 YOLO võrreldes teiste mudelitega<text:tab/>7</text:a></text:p>
          <text:p text:style-name="P9"><text:a xlink:type="simple" xlink:href="#__RefHeading___Toc456_1767616608" text:style-name="Index_20_Link" text:visited-style-name="Index_20_Link">4.2 YOLO mudel<text:tab/>7</text:a></text:p>
          <text:p text:style-name="P8"><text:a xlink:type="simple" xlink:href="#__RefHeading___Toc61_4257153102" text:style-name="Index_20_Link" text:visited-style-name="Index_20_Link">Viidatud kirjandus<text:tab/>9</text:a></text:p>
        </text:index-body>
      </text:table-of-content>
      <text:p text:style-name="P10"/>
      <text:h text:style-name="P11" text:outline-level="1"><text:bookmark-start text:name="__RefHeading___Toc7_4257153102"/>1. Sissejuhatus<text:bookmark-end text:name="__RefHeading___Toc7_4257153102"/></text:h>
      <text:p text:style-name="P12"><text:span text:style-name="T2"/></text:p>
      <text:h text:style-name="P13" text:outline-level="1"><text:bookmark-start text:name="__RefHeading___Toc9_4257153102"/>2. <text:span text:style-name="T1">Mõisted, terminid ja lühendid</text:span><text:bookmark-end text:name="__RefHeading___Toc9_4257153102"/></text:h>
      <text:p text:style-name="P14"><text:span text:style-name="T3">Z</text:span><text:span text:style-name="T4">ero-Shot learning – </text:span><text:span text:style-name="T5">Masinõppes kasutav meetod, </text:span><text:span text:style-name="T6">kus mudel kasutab enne olemas olevaid seoseid, et klassifitseerida uut infot.</text:span></text:p>
      <text:h text:style-name="P15" text:outline-level="1"><text:bookmark-start text:name="__RefHeading___Toc450_1767616608"/><text:span text:style-name="T7">3</text:span>. Metoodika<text:bookmark-end text:name="__RefHeading___Toc450_1767616608"/></text:h>
      <text:h text:style-name="P16" text:outline-level="2"><text:bookmark-start text:name="__RefHeading___Toc452_1767616608"/><text:span text:style-name="T7">3</text:span>.1 Probleemi püstatus<text:bookmark-end text:name="__RefHeading___Toc452_1767616608"/></text:h>
      <text:p text:style-name="P17"><text:span text:style-name="T8">Elektroonika tööstuses toodetakse sageli trükkplaate (</text:span><text:span text:style-name="T9">printed circuit board</text:span><text:span text:style-name="T8">). Nende peal on palju elektroonika komponente näiteks transistoreid, takisteid, jms. Kuna komponendid on üsna väikesed ja neid on iga trükkplaadi peal palju, siis on trükkplaadi korrasoleku hindamine täpne ning tülpiv töö. </text:span><text:span text:style-name="T10">Siit tulenevalt saakski appi võtta modernsed masinõppel baseeruvad lahendused. Kuna arvutid ei väsi ära vaadates pilte. Eesmärgiks ongi luua mudel mis on täpne ning usaldusväärne trükkplaadi komponentide tuvastamisel. Andes ette trükkplaadil leiduvate komponentide kogumi ja trükkplaadi pildi peaks lahendus ütlema mis on puudu. Mõne komponendi puhul tahaks ka tuvastada selle orientatsiooni.</text:span></text:p>
      <text:p text:style-name="P18"><text:span text:style-name="T10">T</text:span><text:span text:style-name="T8">ähtis on ka trükkplaatide kiire analüüsimine, </text:span><text:span text:style-name="T11">müra eiramine ning väikeste komponentide märkimin,</text:span><text:span text:style-name="T8"> mis teeb </text:span><text:span text:style-name="T11">lahenduste loomise keeruliseks E</text:span><text:span text:style-name="T8">i saa kasutada suure analüüsimis ajaga meetodeid, mis aeglustaks kogu tootmise järge. </text:span><text:span text:style-name="T11">Ega ei saa ka kasutada väga kiireid kuid tihti vigu tegevaid mudeleid ega meetodeid. Peab leidma kesktee, nii et vähemalt 90% vigastest plaatidest märgitaks ära ning 90% tervetest plaatidest pääseks läbi ilma et neid valesti katkiseks märgitaks.</text:span></text:p>
      <text:h text:style-name="P19" text:outline-level="2"><text:bookmark-start text:name="__RefHeading___Toc454_1767616608"/>3.2 <text:span text:style-name="T12">Andmekogumi loomine</text:span><text:bookmark-end text:name="__RefHeading___Toc454_1767616608"/></text:h>
      <text:p text:style-name="P20">Andme kogumiks kasutan kombinatsiooni juba eksisteerivatest märgendatud PCB kogumeid, üksik komponentide pilte ja<text:span text:style-name="T13"> </text:span>olemasole<text:span text:style-name="T14">te</text:span> trükkplaat<text:span text:style-name="T14">de </text:span>pilte, mida pean ise ära märgendama. Andmekogum ise <text:span text:style-name="T15">koosneb</text:span> piltide<text:span text:style-name="T15">st</text:span> ja <text:span text:style-name="T15">nendelt vastavalt</text:span> leitud komponentide loeteluga fail<text:span text:style-name="T15">idest, </text:span><text:span text:style-name="T16">mille saab eraldada treening kogumiks ja test kogumiks</text:span>.</text:p>
      <text:p text:style-name="P21">Manuaalse märgendamise hulka saab vähendada kasutades pool juhendatud õppimist (inglk-s <text:span text:style-name="T17">semi-supervised learning</text:span>). Selle kasutamine aitaks kaasa suure andmekogumi loomisel. Ideaalselt saaks suure osa andmekogumist nii valmis teha peale algse kogumi tegemist, ning kasutada seda edaspidi, et saavutada paremat täpsust mudelis.</text:p>
      <text:p text:style-name="P22">Võimalik on kasutada ka <text:span text:style-name="T17">Zero-Shot</text:span> õppimist, <text:span text:style-name="T18">sellega saaks vähendada tulevikus manuaalse märgendamise vajadust, kuid eeldatavasti selline lähenemine tõstaks ka riistvaralisi nõudeid kogu süsteemile.</text:span></text:p>
      <text:p text:style-name="P23"/>
      <text:p text:style-name="P24"><text:soft-page-break/>3.3 Riistvaraline koormus</text:p>
      <text:p text:style-name="P25">Kuigi kasutatavad meetodid on väga arvutuslikult nõudlikud, peab süsteem olema vähemalt ümber liigutatav, või siis kaugelt ligi saadav. Kuna tooteid võidakse filmida mitmes erinevas kohas hoones, siis on mõistlik, kui kogu süsteem on lihtsalt üles seatav, või <text:span text:style-name="T19">video saadetaks ühte kesksesse arvutisse, et seal saaks kaugelt tuvastust kasutada. Miinusteks oleks muidugi suurenenud latentsus, kuid arvutuskiirus mis nii oleks võimalik saavutada korvaks selle ära.</text:span></text:p>
      <text:h text:style-name="P26" text:outline-level="1"><text:bookmark-start text:name="__RefHeading___Toc57_4257153102"/><text:span text:style-name="T20">4</text:span><text:span text:style-name="T21">. </text:span><text:span text:style-name="T22">Kirjanduse ülevaade</text:span><text:bookmark-end text:name="__RefHeading___Toc57_4257153102"/></text:h>
      <text:p text:style-name="P27"/>
      <text:h text:style-name="P28" text:outline-level="2"><text:bookmark-start text:name="__RefHeading___Toc59_4257153102"/><text:span text:style-name="T23">4</text:span>.1 YOLO võrreldes teiste mudelitega<text:bookmark-end text:name="__RefHeading___Toc59_4257153102"/></text:h>
      <text:p text:style-name="P29"><text:bookmark text:name="docs-internal-guid-d11b0d5d-7fff-b28a-93e4-2c2db6efec0a"/><text:span text:style-name="T24">Oma uurimistöös plaanin kasutada YOLO mudelit et tuvastada PCB pealt erinevaid komponente. Kuid mõnel komponendil on oluline selle suund. Kuna YOLO (you only look once) mudelid ei saa mitu korda pilti läbida siis tekib probleem selle ülesandega, ja tuleb kasuks kaheastmeline mudel. Algseks objekti tuvastamiseks võib ikka kasutada YOLO mudelit, aga suuna määramiseks saab lisada teise astme. Kuid selline kaheastmeline tegevus on arvutustelt keeruline ja on aeglasem kui üheastmeline meetod, kasutades muu arhitektuuri mudelit, näiteks ResNeXt101. Objekti ja selle suuna tuvastamiseks on vaja kõigepealt märkida selle asukoht horisontaalse piirdekasti (</text:span><text:span text:style-name="T25">HBB</text:span><text:span text:style-name="T24">) ja suund orienteeritud piirdekastiga (</text:span><text:span text:style-name="T25">OBB</text:span><text:span text:style-name="T24">). (Haryono 2023) </text:span></text:p>
      <text:p text:style-name="P30">YOLO mudel on aga väga kasulik kui pildilt on vaja lihtsalt tuvastada kiirelt otsitavaid komponente, sellepärast jääb see igatahes minu töös esimeseks sammuks. YOLO mudel on nii kiire kuna kasutab väheseid kõrvalisi teeke ning on kirjutatud otse C keeles ja CUDA-s. (Yang 2023) </text:p>
      <text:p text:style-name="P29"><text:span text:style-name="T24">Kuigi ResNeXt101 saavutab häid tulemusi kiire tuvastusega ja on kiirem kaheastmelisest mudelist sellisel juhul, siis on mul tarvis vaheldumisi kasutada suuna tuvastust. Mõnel komponendil pole nii täpne tuvastus lihtsalt vajalik. YOLO on praegu ideaalne kesktee kiirusest ja täpsest tuvastamisest, et oleks kasulik tööstuses.</text:span><text:span text:style-name="T26"> </text:span></text:p>
      <text:p text:style-name="P31"/>
      <text:h text:style-name="P32" text:outline-level="2"><text:bookmark-start text:name="__RefHeading___Toc456_1767616608"/>4.2 YOLO mudel<text:bookmark-end text:name="__RefHeading___Toc456_1767616608"/></text:h>
      <text:p text:style-name="P33">YOLO mudeli eelisteks veel on andmete säilitamine treenimis protsessi vältel. See aitab ära hoida valede seoste tekkimist mudelis. Samuti aitab andmete alles hoidmine tulevikus mudeli ümbertreenimisel, kui näiteks tahta lisada mingit objekti mida see tuvastaks hiljem juurde. <text:span text:style-name="T27">Tänu GELAN ja PGI objekti tuvastuse koos kasutamisele saavutab YOLOv9 (üheksas versioon YOLO mudelist mis on ka vabavara MIT litsentsiga) kõrgema täpsuse teistest reaal-ajas tuvastavatele algoritmidele. (Wang 2024)</text:span></text:p>
      <text:p text:style-name="P22">Kuna YOLOv9 täidab hästi enamus kriteeriume (näiteks luba kasutada ka kommerts põhjustel tasuta ning dokumentatsiooni rohkus), mis projekti jaoks on vajalikud, siis on selle kasutamine kõige parem valik.</text:p>
      <text:p text:style-name="P22"><text:soft-page-break/></text:p>
      <text:h text:style-name="P34" text:outline-level="1">4.3 Pool juhendatud õpe</text:h>
      <text:p text:style-name="P35">Pool juhendatud õpe on laial <text:s/>kasutatud R-CNN mudelites, kuid YOLO mudelites pole see väga levinud. Edu on saavutatud YOLOv5-le õpetaja-õpilase mudeli loomisega. Seal <text:span text:style-name="T28">kasutati üle 1300 video 21-st koolist ühes rajoonis ning annoteerisid need. Pärast treenisid mudeli nende piltide peal ning kasutasid loodud mudelit et ära märgistada ka teisest rajoonist pärit videod. Tekkinud andmekogumi kasutati, et omakorda luua uus YOLOv5 mudel, mis saavutas testhulgal parema tulemuse kui algne mudel. </text:span><text:span text:style-name="T29">(Zhou 2022)</text:span></text:p>
      <text:p text:style-name="P36">Pool juhendatud õpe on kasulik et luua täpsemaid mudeleid ning vähendada andmekogumi loomiseks kulutatavat aega.</text:p>
      <text:h text:style-name="P37" text:outline-level="1"><text:bookmark-start text:name="__RefHeading___Toc61_4257153102"/>Viidatud kirjandus<text:bookmark-end text:name="__RefHeading___Toc61_4257153102"/></text:h>
      <text:p text:style-name="P38"><text:bookmark text:name="docs-internal-guid-ba7b3625-7fff-02b1-20f2-563fea583b55"/>1. Haryono, A.; Jati, G.; Jatmiko, W. Oriented object detection in satellite images using convolutional neural network based on ResNeXt. ETRI J. 2023.</text:p>
      <text:p text:style-name="P39"><text:span text:style-name="T30">2. </text:span>Yang, C-H; Lin, Y-N; Wang S-K; Shen, V.R.L; Tung, Y-C; Lin J-F. An Edge Computing System for Fast Image Recognition Based on Convolutional Neural Network and Petri Net Model. Springer Nature. 2023</text:p>
      <text:p text:style-name="P40"><text:span text:style-name="T31">3. Wang C-Y; Yeh I-H; Liao, H-Y. YOLOv9: Learning What You Want to Learn Using Programmable Gradient Information. </text:span><text:span text:style-name="T32">Arxiv 2024</text:span></text:p>
      <text:p text:style-name="P41"><text:span text:style-name="T33">4. Zhou, H; Jiang, F; Lu, H; </text:span><text:span text:style-name="T32">SSDA-YOLO: Semi-supervised Domain Adaptive YOLO for Cross-Domain Object Detection</text:span><text:span text:style-name="T33">. Arxiv 202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t" fo:country="E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t" fo:country="E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Times New Roman2" fo:font-family="'Times New Roman'" style:font-style-name="Regular" style:font-family-generic="roman"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style-name="Bold" style:font-family-generic="roman" style:font-pitch="variable" fo:font-size="12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ab-stops/>
      </style:paragraph-properties>
      <style:text-properties style:font-name="Times New Roman1" fo:font-family="'Times New Roman'" style:font-style-name="Bold" style:font-family-generic="roman" style:font-pitch="variable" fo:font-size="12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1eedd9" officeooo:paragraph-rsid="001eedd9"/>
    </style:style>
    <style:page-layout style:name="Mpm1">
      <style:page-layout-properties fo:page-width="21.001cm" fo:page-height="29.7cm" style:num-format="1" style:print-orientation="portrait" fo:margin-top="2cm" fo:margin-bottom="2cm" fo:margin-left="2cm" fo:margin-right="2.49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 Copy 1"/><text:page-number text:select-page="current">9</text:page-number><text:bookmark-end text:name="PageNumWizard_FOOTER_Default Page Style1 Copy 1"/></text:p>
      </style:footer>
      <style:footer-first>
        <text:p text:style-name="MP2">Tartu 2025</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30T13:13:03.869000000</meta:creation-date>
    <dc:date>2024-12-06T15:53:50.678000000</dc:date>
    <meta:editing-duration>PT10H40M49S</meta:editing-duration>
    <meta:editing-cycles>15</meta:editing-cycles>
    <meta:generator>LibreOffice/24.8.3.2$Windows_X86_64 LibreOffice_project/48a6bac9e7e268aeb4c3483fcf825c94556d9f92</meta:generator>
    <meta:document-statistic meta:table-count="0" meta:image-count="0" meta:object-count="0" meta:page-count="9" meta:paragraph-count="48" meta:word-count="886" meta:character-count="6433" meta:non-whitespace-character-count="5590"/>
  </office:meta>
</office:document-meta>
</file>